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6.405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6.062cm"/>
        </style:tab-stops>
      </style:paragraph-properties>
    </style:style>
    <style:style style:name="P6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7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8" style:family="paragraph" style:parent-style-name="Normal">
      <style:paragraph-properties fo:break-before="page">
        <style:tab-stops>
          <style:tab-stop style:position="6.248cm"/>
        </style:tab-stops>
      </style:paragraph-properties>
    </style:style>
    <style:style style:name="P9" style:family="paragraph" style:parent-style-name="Heading_20_1" style:master-page-name="MP0">
      <style:paragraph-properties style:page-number="auto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Normal">
      <style:paragraph-properties fo:margin-left="0cm" fo:margin-right="0cm" fo:text-indent="0.635cm" style:auto-text-indent="false"/>
      <style:text-properties officeooo:paragraph-rsid="0014f9fe"/>
    </style:style>
    <style:style style:name="P12" style:family="paragraph" style:parent-style-name="Normal">
      <style:text-properties officeooo:paragraph-rsid="0014f9f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language-asian="en" style:country-asian="US" style:font-style-asian="italic" style:language-complex="en" style:country-complex="US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en" style:country-asian="US" style:language-complex="en" style:country-complex="US"/>
    </style:style>
    <style:style style:name="T5" style:family="text">
      <style:text-properties style:language-asian="el" style:country-asian="GR" style:language-complex="el" style:country-complex="G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bookmark-start text:name="bookmark0"/>GALENI DE MARCORE LIBER.<text:bookmark-end text:name="bookmark0"/></text:h>
      <text:h text:style-name="Heading_20_2" text:outline-level="2">Cap. I. </text:h>
      <text:p text:style-name="P11">Marcor est corruptio al ventis corporis ex<text:line-break/>siccitate. Quum autem bifariam corruptio dicatur, altera<text:line-break/>quae fit, altera quae facte est, lu priori significato appel-<text:line-break/>latio sumenda est: ita quoque et ipse mercor, alter amer-<text:line-break/>exisse, a marcescere alter,.de quo nunc sermo habetur, dici<text:line-break/>potest. Quoniam autem marcorem dximus esse viventis<text:line-break/>corporis c<text:span text:style-name="Default_20_Paragraph_20_Font"><text:span text:style-name="T1">o</text:span></text:span>rruptionem, triaque sunt vive<text:span text:style-name="Default_20_Paragraph_20_Font"><text:span text:style-name="T1">n</text:span></text:span>tium genera; ani-<text:line-break/>malia, stirpes ac semina, et ob haec etiam fructus , h<text:span text:style-name="Default_20_Paragraph_20_Font"><text:span text:style-name="T1">o</text:span></text:span>rum<text:line-break/>proprie marcorem affectum esse interpretantes, ex trans-</text:p>
      <text:p text:style-name="P3">latione vero alias etiam quae siccitate proveniunt eorruptio-<text:line-break/>nes; marcorem nuncupant; ut et ad ignem , .multuque ad-<text:line-break/>liuc longius ad omnia, .quae paulatim corrumpuntur, nomen<text:line-break/>hoc traducunt. At vero nos non de ullo aliorum, quae<text:line-break/>haud proprie marcescere dicuntur, fed de eo duntaxat, quem<text:line-break/>definivimus marcore , praecipueque cum in animalis fit cor—<text:line-break/>pore, dicere nunc ilatninrus; communitatem tamen dispu-<text:line-break/>tatio haec cum stirpibus necessariam obtinebit. Quum igitur<text:line-break/>quatuor modis simplicibus ac primis viventia omnia cor<text:span text:style-name="Default_20_Paragraph_20_Font"><text:span text:style-name="T1">r</text:span></text:span>unr-<text:line-break/>pantirr, quod et eorum substantiae quatuor sint elementa,<text:line-break/>marcescere ea dicimus, quae siccitate corrumpuntur. Quae<text:line-break/>si hoc ipsum folum habeant, ut siccentur, altera elemento-<text:line-break/>rima. oppositione , quae est caloris et frigoris , intra proprios<text:line-break/>terminos manente, simplex is mercor est: si vero siccitati<text:line-break/>calor immoderatus vel frigus adiungatur, compositus jam<text:line-break/>duplexque tunc cor<text:span text:style-name="Default_20_Paragraph_20_Font"><text:span text:style-name="T1">r</text:span></text:span>uptionis erit modus. Simplex igitur<text:line-break/>mercor ob inediam fieri ridetur , ubi quis vel ex electione<text:line-break/>saulem tolerat, vel prae ciborum inopia fame conficitur.</text:p>
      <text:p text:style-name="P3">Qui autem cunr frigore coniu<text:span text:style-name="Default_20_Paragraph_20_Font"><text:span text:style-name="T1">n</text:span></text:span>ctus est, tum fenefcentibns<text:line-break/>evenit tum iis etiam, qui ex quodam morbo similem scne-<text:line-break/>ctuti .affectionem incurrunt. At qui adjunctum habet calo-<text:line-break/>rem , lu aliquibus hecticis febribus <text:span text:style-name="Default_20_Paragraph_20_Font"><text:span text:style-name="T1">fieri c</text:span></text:span>o<text:span text:style-name="Default_20_Paragraph_20_Font"><text:span text:style-name="T1">nspicitur. lu<text:line-break/></text:span></text:span>stirpibus porro tum totum corpus, tum singulas ea<text:span text:style-name="Default_20_Paragraph_20_Font"><text:span text:style-name="T1">r</text:span></text:span>um per-<text:line-break/>tes, ubi prae siccitate fiunt corruptiones, marcescere diri-<text:line-break/>mus. No<text:span text:style-name="Default_20_Paragraph_20_Font"><text:span text:style-name="T1">n</text:span></text:span> ita tamen in animalibus, sed totum quidem cor-<text:line-break/>pus dicimus marcescere ; de nulla vero sigillatim parte n<text:span text:style-name="Default_20_Paragraph_20_Font"><text:span text:style-name="T1">o</text:span></text:span>men<text:line-break/>hoc consuevimus proferre ; praefensque nobis sermo haud-<text:line-break/>quaquam de eis, quae ob aliquod symptoma siccantur, per-<text:line-break/>tibus institutus est, fed quum totum sic affectum suerit cor-<text:line-break/>pus. Jam igitur si totius corporis affectus sit marcor, illud<text:line-break/>etiam nobis perspicuum est, nunquam ipsum fieri p<text:span text:style-name="Default_20_Paragraph_20_Font"><text:span text:style-name="T1">o</text:span></text:span>sse, nisi<text:line-break/>animalis principium affectum suerit. Quin etiam fieri nullo<text:line-break/>modo potest, ut alius quidem in toto animali sit affectus,<text:line-break/>alius autem principium occuparit; quare cordis corpus sio-<text:line-break/>cari marcescentibus est necesse. Ergo si causas omnes iuve-<text:line-break/>nerimus , a quibus cor sidet exiccari, non ignorabimus etiam,</text:p>
      <text:p text:style-name="P3">utrum marcesce<text:span text:style-name="Default_20_Paragraph_20_Font"><text:span text:style-name="T1">n</text:span></text:span>tes omnes insanabiles sint, an vero ex ipsis<text:line-break/>nonnulli sanari polluit.</text:p>
      <text:h text:style-name="Heading_20_2" text:outline-level="2">Cap. II. </text:h>
      <text:p text:style-name="P11">Satius igitur fortasse hoc in loc<text:span text:style-name="Default_20_Paragraph_20_Font"><text:span text:style-name="T1">o</text:span></text:span> fuerit dis-<text:line-break/>putationem ad principium reducere. Optimum autem erit<text:line-break/>principium, senectutis causam nosse, quum ex marcoribus<text:line-break/>hic <text:span text:style-name="Default_20_Paragraph_20_Font"><text:span text:style-name="T1">unu</text:span></text:span>s rideatur maniae esse inevitabilis, ut etiam fecun-<text:line-break/>dum naturam esse existimetur ; singula vero naturae opera<text:line-break/>inevitabilia sunt, ortusque ordinem necessarium habent.<text:line-break/>Sed et huic ipsi unum aliud praemittendum est, ut scilicet<text:line-break/>dictionis hujus , secundum naturam , significata cognoscamus.<text:line-break/>Neque enim profecto eodem dicimus modo fecundum natu-<text:line-break/>ram esse senectutem , quo nutriri ac augeri ; haec enim na-<text:line-break/>tricae funt opera; senectus vero non opus, sed affectus <text:span text:style-name="Default_20_Paragraph_20_Font"><text:span text:style-name="T1">n</text:span></text:span>e-<text:line-break/>nessario consequens, nullum siquidem procreatorum ani-<text:line-break/>mal senii expers risum est. Ideoque nonnulli senium se-<text:line-break/>eundum naturam esse suxerunt, .quod omnia, quae- a natura<text:line-break/>dispensantur , necessario consequatur. Itaque si senectutem<text:line-break/>esse fecundum naturam in hac capiatur significatione , alia<text:line-break/>deinceps hujus -dictionis significata, -de quibus male quidam,</text:p>
      <text:p text:style-name="P3"><text:span text:style-name="Default_20_Paragraph_20_Font"><text:span text:style-name="T3">ut </text:span></text:span>alibi ostendimus, Opinati sunt, investigare non erit ne-<text:line-break/>ceffarium , nullaque amplius in oratione supererit dubitatio.<text:line-break/>Nam si intelligunt, quo nunc dictum est modo, verum sane<text:line-break/><text:span text:style-name="Default_20_Paragraph_20_Font"><text:span text:style-name="T3">est </text:span></text:span>senectutem Iecundum naturam esse ac inevitabilem exi-<text:line-break/>flere, siquidem necessario naturae opera consequitur. Quan-<text:line-break/>quam nostro hoc seculo philosophus quidam librum conscri-<text:line-break/>psit, in quo, quonam quis modo possit lenii expers per-<text:line-break/>petuo manere , ostendit. Edidit porro hunc librum , quum<text:line-break/>annum adhuc quadiagesimmn ageret , aetate vero usque ad<text:line-break/>octogesimum annmn pervenit, atque gracilis adeo hocusque<text:line-break/>evaserat, ut praeclare iliud Hipp<text:span text:style-name="Default_20_Paragraph_20_Font"><text:span text:style-name="T1">o</text:span></text:span>crates dictum in progno-<text:line-break/>sticis in eum quadrare posset : <text:span text:style-name="Default_20_Paragraph_20_Font"><text:span text:style-name="T1">Nares acutae, oculi con-<text:line-break/>cavi, </text:span></text:span>c<text:span text:style-name="Default_20_Paragraph_20_Font"><text:span text:style-name="T1">ollapsa tempora, frigidae coutractaeque aures, au-<text:line-break/>riumque lobi inversi, cutis circa frontem dura, intenta<text:line-break/>ac arida.</text:span></text:span> Quum igitur talis proditus irrideretur, quod<text:line-break/>ali<text:span text:style-name="Default_20_Paragraph_20_Font"><text:span text:style-name="T1">o</text:span></text:span>s docere conaretur homines, quomodo quis senii ex-<text:line-break/>pers permaneret ; secundam de admirabili ager asta <text:span text:style-name="Default_20_Paragraph_20_Font"><text:span text:style-name="T1">fenectu-<text:line-break/>tis vacati</text:span></text:span>o<text:span text:style-name="Default_20_Paragraph_20_Font"><text:span text:style-name="T1">ne</text:span></text:span> editionem tradidit, sic enint iliam eo volumine</text:p>
      <text:p text:style-name="P3">appellabat, ostendens , non quemlibet hominem sensi exper-<text:line-break/>tem permanere posse, fed ad hoc natura opus esse id<text:span text:style-name="Default_20_Paragraph_20_Font"><text:span text:style-name="T1">o</text:span></text:span>nea^<text:line-break/>praecipueque quorum prima educatio proba jecerit sunda-<text:line-break/>menta. Pollicitabaturque se infantium ad hoc idoneorum<text:line-break/>corpora redditurum immortalia , ubi ipse eorum curae sta-<text:line-break/>tim ab initio praeficeretur <text:span text:style-name="Default_20_Paragraph_20_Font"><text:span text:style-name="T1">t</text:span></text:span> minimeque ejus reprehendi po-<text:line-break/>terat pollicitatio, nam illi prius moriendum erat, quam<text:line-break/>quos suscepisset pueros viri evasissent. Summam igitur<text:line-break/>ejus stultitiam caeteri omnes contempsere, ego vero nequa-<text:line-break/>quam , sciens pleraque esiam asta decreta iis , quae per ex-<text:line-break/>parientiam cognita sunt, adversantia, rationales multos<text:line-break/>viros enunciasse, rasionum probabilitate deceptos. Neque<text:line-break/>hoc igitur quantum ad rasionem attinet, mirum est. Iliud<text:line-break/>enim, corrumpetur omnino quodcunque genitum est, neo<text:line-break/>eam , quae <text:span text:style-name="Default_20_Paragraph_20_Font"><text:span text:style-name="T1">s</text:span></text:span>cientiam efficit, consecutionem habet, nec ne^<text:line-break/><text:span text:style-name="Default_20_Paragraph_20_Font"><text:span text:style-name="T1">c</text:span></text:span>ellariam, sed quae usque ad id quod probabile est procedit,<text:line-break/>quemadmodum in commentariis de demonstralione nobis<text:line-break/>demonstratum est. Quanquam hac utuntur rasione tere<text:line-break/>omnes; qui senescere animalibus necessarium esse ostendunt,</text:p>
      <text:p text:style-name="P4">id ipsum esse viam dicentes ad corruptionem necessario om-<text:line-break/>nia generata c<text:span text:style-name="Default_20_Paragraph_20_Font"><text:span text:style-name="T1">o</text:span></text:span>rfequentem<text:span text:style-name="Default_20_Paragraph_20_Font"><text:span text:style-name="T1">i</text:span></text:span> Hactenus igitur experientia<text:line-break/>sula senium necessa<text:span text:style-name="Default_20_Paragraph_20_Font"><text:span text:style-name="T1">r</text:span></text:span>ium est ac secundum naturam , quemad-<text:line-break/>modum sane et ip<text:span text:style-name="Default_20_Paragraph_20_Font"><text:span text:style-name="T1">t</text:span></text:span>a mors , quae nec ipsa demonstrata est ab<text:line-break/>iis qui prompte enuntiant ac dicunt, <text:span text:style-name="Default_20_Paragraph_20_Font"><text:span text:style-name="T1">quicquid genitum est,<text:line-break/>id</text:span></text:span> o<text:span text:style-name="Default_20_Paragraph_20_Font"><text:span text:style-name="T1">mnino etiam necesario interiturum. </text:span></text:span>At is videlicet so-<text:line-break/>phistarum mos .est contra experientiam dicere, quod et ille,<text:line-break/>arbitror, ferit, qui animal omne ex educantium ignoratione<text:line-break/>interire <text:span text:style-name="Default_20_Paragraph_20_Font"><text:span text:style-name="T1">t</text:span></text:span>enescereque asseruit.</text:p>
      <text:h text:style-name="Heading_20_2" text:outline-level="2">Cap. HI. </text:h>
      <text:p text:style-name="P11">Quapropter fortasse melius erit nos quae<text:line-break/>causa sit investigare, ob quam tum animalia tum stirpes<text:line-break/>omnes sanescunt. Cernimus siquidem tum ea exiccari tum<text:line-break/>ejusmodi affectum illis esse <text:span text:style-name="Default_20_Paragraph_20_Font"><text:span text:style-name="T1">t</text:span></text:span>ensum, quamvis nonnulli aliter<text:line-break/>opinati fuerint asseruerintque frigidos h<text:span text:style-name="Default_20_Paragraph_20_Font"><text:span text:style-name="T1">n</text:span></text:span>midosque esse su-<text:line-break/>nes ; eorum tamen deceptionis causam in libris de tempera-<text:line-break/>metitis ostendimus. Nunquid igitur ob id, ut a quibusdam<text:line-break/>dicitur, exiccantur animalia, quod lu<text:span text:style-name="Default_20_Paragraph_20_Font"><text:span text:style-name="T1">n</text:span></text:span>atus sibi ipsis. calor,<text:line-break/>veluti quidam ignis existens, incrementum exqt;a accendi-</text:p>
      <text:p text:style-name="P3">tur materia sumit? huic enim devinctus est et ab hac usi-<text:line-break/>nime separabilis, ex hac denique omnia habet. Nuper ergo<text:line-break/>nata animalia , quemadmodum et ipsae etiam stirpes, uui-<text:line-break/>versa sunt humida; ideoque calor humiditatis copia tunc<text:line-break/>veluti suffocatus, vix se ipsum attollit, ut qui nebulosus,<text:line-break/>tardus et ad motum difficilis cristat; temporis autem pro-<text:line-break/>gressu humiditatem illam superat, ac omni materia evadit<text:line-break/>superior ; jamque non nebulosus turbulcntusque nec irino-<text:line-break/>Tus , sed purus et aethereus redditus , fuos ipsius motus uni-<text:line-break/>versos-Iibere commonstrat; et, ut breviter totam rem com-<text:line-break/>plectar, quemadmodum flammae, ubi in humida inciderint<text:line-break/>ligna, prrnripio quidem opprimuntur ac veluti suffocantur,<text:line-break/>quod parvae admodum imbecillaeque sint, temporis, vero<text:line-break/>fpatio paulatim splendent ac crescunt, paulatimque ..nate-<text:line-break/>riam superant, ac tandem quum jam totam superaverint,<text:line-break/>in maximam attolluntur .magnitudinem, quod certe ipsis<text:line-break/>rigor est ac robur, deinceps vero , hoc alimento jam de-<text:line-break/>fidente, marcescunt ac extinguuntur: eodem etiani modo,</text:p>
      <text:p text:style-name="P3">inquiunt ipsi, calor qui in nobis est, animalis corpori tan-.<text:line-break/>quam materiae cuidam innitus, principio quidem humidus<text:line-break/>.ac imbecillis est; deinceps. vero usque ad rigentem aetatem<text:line-break/>increscens, tum splendet, tum augetur, ac in amplissimam<text:line-break/>elevatur magnitudinem, ignis flammam imitatus; abhinc<text:line-break/>alimenti penuria paulatim marcescit, idque est senium; mox.<text:line-break/>vero jam -prorsus extinguitur, quod est mors. Haec ratio<text:line-break/>ah. omnibus ferme recentioribus tum medicis tum plodo;.<text:line-break/>foplris. probatur, quae tamen, meojudicio, vera non est,<text:line-break/>ut quae ignis flammam- animalium calori comparet,. haud<text:line-break/>sane intelligens ,: flammas ex corruptione ejusdem materiae,<text:line-break/>ex .qua succenduntur, .ortum habere, . animalia vero non sic<text:line-break/>innatum ab eo, qui ea effinxit ,- sortita esse calorem, fed ut<text:line-break/>ab. illo augenda ac gubernanda; nec ullum dari tempus,<text:line-break/>quo lunatus noster. calor per universam materiam ipsam non<text:line-break/>sit extensus,. non eas solum facultates,- quibus fingit oleti-<text:line-break/>nens, fed et plerasque etiam alias : nam ei nutrimentum ad<text:line-break/><text:span text:style-name="Default_20_Paragraph_20_Font"><text:span text:style-name="T1">t</text:span></text:span>e<text:span text:style-name="Default_20_Paragraph_20_Font"><text:span text:style-name="T1">m</text:span></text:span>plum trahit; materiamque gubernat, apponit, .aggluti-</text:p>
      <text:p text:style-name="P3">nat, assimilat, et, ut semel tlicatn, omnia secus, ac flamma,<text:line-break/>in innatam fibimateriam efficit. Nam quae flamma sua-:<text:line-break/>torium, cui devincta est, adauget? . quae vero illi potius.<text:line-break/>alimentum assimilat, quam sibi ipsi materiam? quae deni—<text:line-break/>que tot machinationes ut materiam tueatur invenit, non-.<text:line-break/>nullas quidem partes circumvestie<text:span text:style-name="Default_20_Paragraph_20_Font"><text:span text:style-name="T1">n</text:span></text:span>s ac claudens , ut nihil<text:line-break/>ipsis extrinsecus affluat ; nonnullas vero perforans dilatans-.<text:line-break/>que, canales praeterea infe<text:span text:style-name="Default_20_Paragraph_20_Font"><text:span text:style-name="T1">r</text:span></text:span>ens , hos quidem ut per ipsos<text:line-break/>nutrimentum attrahatu<text:span text:style-name="Default_20_Paragraph_20_Font"><text:span text:style-name="T1">r, </text:span></text:span>illos vero ad refrigerium . ac re-.<text:line-break/>spirationem , simulque excrementa per alios quidem crassa,<text:line-break/>per alios vero tenuia excernens ? Omne huc imprudens de<text:line-break/>partium usu opus transla<text:span text:style-name="Default_20_Paragraph_20_Font"><text:span text:style-name="T1">t</text:span></text:span>am , si singula naturae opera enar-<text:line-break/>rare voluer<text:span text:style-name="Default_20_Paragraph_20_Font"><text:span text:style-name="T1">o. </text:span></text:span>.Quinetiam hujus enarratae opinionis prini.<text:line-break/>cipes idem esse calorem lunatum dicunt et naturam. Haud<text:line-break/>igitur recte eum flammis assimilant comparantque, ac corpora<text:line-break/>ab ipso corrumpi putanti <text:span text:style-name="Default_20_Paragraph_20_Font"><text:span text:style-name="T1">Cur erg</text:span></text:span>o, <text:span text:style-name="Default_20_Paragraph_20_Font"><text:span text:style-name="T1">ajunt</text:span></text:span>; ah Hippocrate<text:line-break/>fuit dictum , <text:span text:style-name="Default_20_Paragraph_20_Font"><text:span text:style-name="T1">inte</text:span></text:span>i<text:span text:style-name="Default_20_Paragraph_20_Font"><text:span text:style-name="T1">ficit igitur nos calor ille, qui corpora<text:line-break/>pr</text:span></text:span>o<text:span text:style-name="Default_20_Paragraph_20_Font"><text:span text:style-name="T1">duxit?</text:span></text:span>. Primum quidem n<text:span text:style-name="Default_20_Paragraph_20_Font"><text:span text:style-name="T1">obi</text:span></text:span>s respondebimus, boni viri,</text:p>
      <text:p text:style-name="P5">n<text:span text:style-name="Default_20_Paragraph_20_Font"><text:span text:style-name="T1">o</text:span></text:span>n esse illum ex legitimis Hippocrate librum , in quo haec<text:line-break/>leguntur ; deinde vero , licet Hippocratis decretum esse.eon-<text:line-break/>cedatur, declarari tamen id oportuerat, quonam modo di-<text:line-break/>erum fuerat,. ac aliquam afferri demonstrationem. Sivero<text:line-break/>propterea fidem sibi haberi volunt, quia demonstrationibus<text:line-break/>destituuntur, non recte sapiunt. Equidem verum est ob<text:line-break/>innatum calorem corpora tum senescere tum tandem cor-<text:line-break/>rumpi; falsus tamen est modus, quem ipsi tradunt. Neque<text:line-break/>enim ut a flamma absumuntur ligna, ita quoque a calore in-<text:line-break/>nato animantium corpora. Enimvero fortassis hoc. exem-<text:line-break/>plum iis, qui a febre corrumpuntur, accommodatur,. quod-<text:line-break/>que ab Hippocrate in nuper citatis verbis fuit dictum, tale<text:line-break/>quid ridetur indicare. Exiccari sane corpora secundum<text:line-break/>quandamnaturalem consecutionem, hoeque ob calorem in-<text:line-break/>natum fieri, omnino verissimum est, quemadmodum et lu<text:line-break/>primo de sanitate tuenda libro demonstratum est; idem ta-<text:line-break/>nien in praesenti quoque disputatione repetere nihilominus<text:line-break/>est necessarium.</text:p>
      <text:h text:style-name="P10" text:outline-level="2">Cap. IU. </text:h>
      <text:p text:style-name="P11">Natura quae stirpes animaliaque procreat,<text:line-break/>omnino sane generandis ipsis principium quoddam corpo-:<text:line-break/>reum assuunt; nulla siquidem omnino res est, quae ex nihilo.<text:line-break/>penitus generationis principium habere possit: atque hinc.<text:line-break/>exorsa, ad eum pe<text:span text:style-name="Default_20_Paragraph_20_Font"><text:span text:style-name="T1">r</text:span></text:span>petuo scopum sibi a principio in pr cere-.<text:line-break/>atioue propositum ordinate tendit ; id vero est ; perfectum<text:line-break/>reddere quod generatur , sive stirps sit , sive animal; id au-<text:line-break/>tum scilicet perfectum est, cui nulla propriarum actionum<text:line-break/>defit. At plures sunt ex actionibus, quae duris indigent<text:line-break/>instrumentis; et haec est causa, cur multae. in animalibus -<text:line-break/>fiant durae partes. Earum vero generationis principium,<text:line-break/>contra quam animal perfectum, molle fit necesse est, ut<text:line-break/>bene concinnari conformarique , et ad omnia fabricanti se-<text:line-break/>quax ac praesto esse possim Ideoque quamvis durum quid<text:line-break/>sit semen , messis tamen stirps fit; humore prius moderatu<text:line-break/>irrigatum , ut pro semine natura efficiatur. Si igitur eqror-<text:line-break/>tet animalis generationem principium habere ex molli fub-<text:line-break/>stantia, quae quum perficitur durescat, necesse est, ut in</text:p>
      <text:p text:style-name="P3">prima elementorum, a quibus ipsum animal constituitur,<text:line-break/>mixtio<text:span text:style-name="Default_20_Paragraph_20_Font"><text:span text:style-name="T1">n</text:span></text:span>e sum humidum .tum siccum exuperet. Ac hu-<text:line-break/>mulum quidem est id, quod aqueum est; siccum vero dupli-<text:line-break/>cis est naturae, veI enim terreum est, veI igneum. Atqui<text:line-break/>fieri ab initio minime poterat, , ut ex terreo plus misceretur,<text:line-break/>quod humidum. esse animalis principium oporteat. Solum<text:line-break/>ergo adhuc quod igneum est relinquitur, in prima animalis<text:line-break/>generatione ac compactione necessario exuperans. Si igitur<text:line-break/>facere potuisset natura, ut postquam animal veI stirpem ad<text:line-break/>rigorem usque perduxisset , aliam rursus facultatibus peram<text:line-break/>induceret elemehtationem , hoc utique duntaxat modo fine<text:line-break/>simio ac corruptione ejus perdurasset fabrica, si tame<text:span text:style-name="Default_20_Paragraph_20_Font"><text:span text:style-name="T1">n</text:span></text:span> illi<text:line-break/>custodiendae rapiens quidam vir praefuisset, neque enim<text:line-break/>simpliciter sic incorrupta perduraret, si prava uteretur.<text:line-break/>rictus ratione , tuncque nobis <text:span text:style-name="Default_20_Paragraph_20_Font"><text:span text:style-name="T1">t</text:span></text:span>uam ostendere potuisset<text:line-break/>artem Aegyptius ille, inre, quae fieri posset. Nunc au-<text:line-break/>tem quum omnino fieri nequeat, ut prima elementa genera-<text:line-break/>tinnis animalium ac stirpium transponantur ac transmutes-<text:line-break/>tui , necessarium est ; ut etiam post rigorem siccetur cor-</text:p>
      <text:p text:style-name="P2">pus, quamvis nihil amplius illi sit <text:span text:style-name="Default_20_Paragraph_20_Font"><text:span text:style-name="T1">o</text:span></text:span>pus hoc pati, exsicca-<text:line-break/>tionis utilitate sublata. Verum dec<text:span text:style-name="Default_20_Paragraph_20_Font"><text:span text:style-name="T1">r</text:span></text:span>escens aetas, paucam.<text:line-break/>habens siccitatem, multos latet, ac fi nondum marcor qui-<text:line-break/>danr sit; senectus ve<text:span text:style-name="Default_20_Paragraph_20_Font"><text:span text:style-name="T1">ro</text:span></text:span> n<text:span text:style-name="Default_20_Paragraph_20_Font"><text:span text:style-name="T1">o</text:span></text:span>n ge<text:span text:style-name="Default_20_Paragraph_20_Font"><text:span text:style-name="T1">n</text:span></text:span>ere, sed quantitate sola, ab<text:line-break/>ipsa differens, manifeste deprehenditur. Haec ergo est cau-<text:line-break/>sa, .quae homini lu on prorsus amenti ape<text:span text:style-name="Default_20_Paragraph_20_Font"><text:span text:style-name="T1">r</text:span></text:span>te ostendit, in<text:line-break/>omnibus animalibus temporis progressu necessariam esse sic-<text:line-break/>cisatem, senectutemque nec evitari nec sanari posse. Num<text:line-break/>quod primam animalium generationem necessario consequi- -<text:line-break/>tar, quomodo aliquis id fieri prohibebit, aut factum tollet?.<text:line-break/>Jam ve<text:span text:style-name="Default_20_Paragraph_20_Font"><text:span text:style-name="T1">r</text:span></text:span>o quod sit senectutis principium et quando senescere<text:line-break/>primum incipiant corpora, investiga<text:span text:style-name="Default_20_Paragraph_20_Font"><text:span text:style-name="T1">r</text:span></text:span>e fuerit opportunum. .</text:p>
      <text:p text:style-name="P6">- Ergo qui decrescentium temperamentum siccum esse ac fii-<text:line-break/>gidum arbitrantur, senum vero humidum ac frigidum, in<text:line-break/>hujus transmutatione p<text:span text:style-name="Default_20_Paragraph_20_Font"><text:span text:style-name="T1">r</text:span></text:span>incipium senectutis statuunt. Nos<text:line-break/>vero, qui in commentariis. De temperamentis omnia, cor-.<text:line-break/>pora post: rigorem ad finem usque demonstravimus exiccari,<text:line-break/>juie de senectutis principio dubitabimus, quum tuta p<text:span text:style-name="Default_20_Paragraph_20_Font"><text:span text:style-name="T1">ost</text:span></text:span></text:p>
      <text:p text:style-name="P3">vigoiem aetas sicca sit ac frigida. Neque enim quod deero-<text:line-break/>ruentium alter assero magis mluusve su siccus et frigidus , fe-<text:line-break/>nectutis principium statui potest, quum corpus ad plurimum<text:line-break/>devenerit siccitatis; illud enim, ad plurimum, in acerva-<text:line-break/>lem incidit dubitationem : et licet hujusmodi dubitationem,<text:line-break/>quod plerumque alias fieri est necesse, contemnere quis. pos-<text:line-break/>sit, non tamen sittius suerit, qui terminis manifestis distin-<text:line-break/>guere rem potest, feipfum- dubitationibus non necessariis<text:line-break/>subiicere.. . Termini autem manifesti inter decrescentem et<text:line-break/>scnilem aetatem est humidorum excrementorum. exuperan-<text:line-break/>tia; a quibus <text:span text:style-name="Default_20_Paragraph_20_Font"><text:span text:style-name="T1">excrementis</text:span></text:span> nonnulli decepti, humidam, ut<text:line-break/>diximus, senectutem esse asseruere. Quin et actiones om-<text:line-break/>ues in hac ipsa debilitari aperte su tueri possumus ; et quae<text:line-break/>dudum decrescentium ad mortem via latebat, tunc mausseste<text:line-break/>deprehenditur, Hinc sophistis problemata ex hypothesi<text:line-break/>fiunt,. aliisquidem senectutem esse morbum, aliis esse .ani-<text:line-break/>talem m affectu movente, -aliis neutrum quid esse ; ac non- -<text:line-break/>nullis esse fecundum naturam , aliis praeter naturam ; qui-</text:p>
      <text:p text:style-name="P3">busdam vero etiric medium quiddam inter ambo esse ac neu-<text:line-break/>tuum visa est senectus, ut nec secundum maturam, nec<text:line-break/>praeter naturam ipsam appelle<text:span text:style-name="Default_20_Paragraph_20_Font"><text:span text:style-name="T1">n</text:span></text:span>t, sed tertiam in ipsa nacti<text:line-break/>suerint dictionem, qua ipsam non natura esse dicant. Has<text:line-break/>tamen controversias dirimere alterius fuerit temporis.</text:p>
      <text:h text:style-name="Heading_20_2" text:outline-level="2">Ca.p. Vi</text:h>
      <text:p text:style-name="P11"><text:s/>At vero senectutis mercor prohiberipro-<text:line-break/>sccto- non potest, succurri tamen , ut quamplurimum pr<text:span text:style-name="Default_20_Paragraph_20_Font"><text:span text:style-name="T1">o-<text:line-break/></text:span></text:span>rogetur, potest; et haec est illa medicinae pars, quae gero-.<text:line-break/>comice i. e.. fenum tutrix , dicitur ; cujus sicopus est, ut rei<text:line-break/>natura indicat, .obsistere prolubereque, prout fieri potest, ne<text:line-break/>cordis corpus adeo exiccetur , ut. tandem aliquando agere<text:line-break/>desistat. Natu is est vitae finis, cordis ab actione cessati<text:span text:style-name="Default_20_Paragraph_20_Font"><text:span text:style-name="T1">o.;<text:line-break/></text:span></text:span>quamdiu enim cor fecundum pr<text:span text:style-name="Default_20_Paragraph_20_Font"><text:span text:style-name="T1">o</text:span></text:span>priam sui ipsius actionem<text:line-break/>movetur , animal interire non potest. Quare si fieri possit,<text:line-break/>.ut -ipsius corporis c<text:span text:style-name="Default_20_Paragraph_20_Font"><text:span text:style-name="T1">o</text:span></text:span>rdis aut certe j acoris substantia reddatur<text:line-break/>humidior, potest et ap<text:span text:style-name="Default_20_Paragraph_20_Font"><text:span text:style-name="T1">t</text:span></text:span>um etiam senium cohiberi; si autem<text:line-break/>nemo est, qui jecur et cor se ipsis humidiorapossit efficere,</text:p>
      <text:p text:style-name="P3">sed temporis processu necessario sicciora evadunt n<text:span text:style-name="Default_20_Paragraph_20_Font"><text:span text:style-name="T1">o</text:span></text:span>n ipsa<text:line-break/>folum viscera, sed arteriae etiam- et venae, senium certe<text:line-break/>prohiberi non potest; at ejus celeritas coerceri potest ; -quam-<text:line-break/>obrem videtur Humerus; si quid aliud, hoc certe etiam<text:line-break/>vaticinans de senibus cecinisse;</text:p>
      <text:p text:style-name="P1"><text:span text:style-name="Default_20_Paragraph_20_Font"><text:span text:style-name="T1">--- — Ut lavit, atque comedit,<text:line-break/>M</text:span></text:span>o<text:span text:style-name="Default_20_Paragraph_20_Font"><text:span text:style-name="T1">llibus in stratis dormire, haec vita senilis.</text:span></text:span></text:p>
      <text:p text:style-name="Normal">Nam ex iis quae humectant, est tum lavacrum , tum molle<text:line-break/>cubile , tum somnus , tum vero in primis ac praecipue ip-<text:line-break/>sum alimentum; nam hoc ipsum solum eorum quae aluntur<text:line-break/>c<text:span text:style-name="Default_20_Paragraph_20_Font"><text:span text:style-name="T1">o</text:span></text:span>rp<text:span text:style-name="Default_20_Paragraph_20_Font"><text:span text:style-name="T1">o</text:span></text:span>rum pars efficitur, quum eorum substa<text:span text:style-name="Default_20_Paragraph_20_Font"><text:span text:style-name="T1">n</text:span></text:span>tiis assimiletur;<text:line-break/>caetera ver<text:span text:style-name="Default_20_Paragraph_20_Font"><text:span text:style-name="T1">o</text:span></text:span> singula , vel quod prohibeant similares partes<text:line-break/>vehementius exiccari, - vel quod humiditatem in intermediis<text:line-break/>eurum capacitatibus contentam irrigent ac adaugeant, - hu-<text:line-break/>mectandi tum appellationem tum facultatem adepta. sunt.<text:line-break/>Sic vero, ut dictum nunc est, quandoque possunt jecur et.<text:line-break/>cor humectari (adaucta , quaero ipsis dispersa est, humi-<text:line-break/>ditate, -quam et lu extenuatis juvenum corporibus saepius</text:p>
      <text:p text:style-name="P3">quidem in toto corpore manifeste, nonnunquam vero in<text:line-break/>corde etiam et jecore absumi contingit. Qu<text:span text:style-name="Default_20_Paragraph_20_Font"><text:span text:style-name="T1">o</text:span></text:span>d vero ho-<text:line-break/>rum viscerum alterum arteriarum pulsuumque fit origo., al-<text:line-break/>terum venarum ac nutritionis, i<text:span text:style-name="Default_20_Paragraph_20_Font"><text:span text:style-name="T1">n</text:span></text:span> alio ostensum est <text:span text:style-name="Default_20_Paragraph_20_Font"><text:span text:style-name="T1">o</text:span></text:span>pere,<text:line-break/>in <text:span text:style-name="Default_20_Paragraph_20_Font"><text:span text:style-name="T4">qu</text:span></text:span><text:span text:style-name="Default_20_Paragraph_20_Font"><text:span text:style-name="T2">o</text:span></text:span><text:span text:style-name="Default_20_Paragraph_20_Font"><text:span text:style-name="T4">.de </text:span></text:span>Hippocrate et Plat<text:span text:style-name="Default_20_Paragraph_20_Font"><text:span text:style-name="T1">o</text:span></text:span>nis decretis tradidimus. Haec<text:line-break/>igitur viscera, antequam vehemens in tot<text:span text:style-name="Default_20_Paragraph_20_Font"><text:span text:style-name="T1">o</text:span></text:span> animali suerit san-<text:line-break/>guinis pe<text:span text:style-name="Default_20_Paragraph_20_Font"><text:span text:style-name="T1">n</text:span></text:span>uria , moderatu non deficiunt alimento ; jecur<text:line-break/>quidem , quod universus sanguis lune principium habeat ;<text:line-break/>cor vero <text:span text:style-name="Default_20_Paragraph_20_Font"><text:span text:style-name="T1">o</text:span></text:span>b attractionis vehementiam. Equidem omnes<text:line-break/>animalis partes proprium alimentum ad fe ipsas trahunt,<text:line-break/>sed aequali attractionis robore <text:span text:style-name="Default_20_Paragraph_20_Font"><text:span text:style-name="T1">n</text:span></text:span>on utuntur omnes ; ide<text:span text:style-name="Default_20_Paragraph_20_Font"><text:span text:style-name="T1">o</text:span></text:span>que<text:line-break/>in sanguinis indigentia no<text:span text:style-name="Default_20_Paragraph_20_Font"><text:span text:style-name="T1">n</text:span></text:span> aeque <text:span text:style-name="Default_20_Paragraph_20_Font"><text:span text:style-name="T1">o</text:span></text:span>m<text:span text:style-name="Default_20_Paragraph_20_Font"><text:span text:style-name="T1">n</text:span></text:span>es alime<text:span text:style-name="Default_20_Paragraph_20_Font"><text:span text:style-name="T1">n</text:span></text:span>t<text:span text:style-name="Default_20_Paragraph_20_Font"><text:span text:style-name="T1">o</text:span></text:span> destituun-<text:line-break/>tur. Verum cor quum vehementissimam habeat attrahendi<text:line-break/>actionem, aliment<text:span text:style-name="Default_20_Paragraph_20_Font"><text:span text:style-name="T1">o</text:span></text:span> nunquam ludigebit, nisi. prius omnes<text:line-break/>animalis partes ad extremam deveneri<text:span text:style-name="Default_20_Paragraph_20_Font"><text:span text:style-name="T1">n</text:span></text:span>t inopiam. .Minime<text:line-break/>igilur suspicandum est, quum ex diuturn<text:span text:style-name="Default_20_Paragraph_20_Font"><text:span text:style-name="T1">o</text:span></text:span> m<text:span text:style-name="Default_20_Paragraph_20_Font"><text:span text:style-name="T1">o</text:span></text:span>rbo gracile<text:line-break/>redditum fuerit corpus, ipsum quoque c<text:span text:style-name="Default_20_Paragraph_20_Font"><text:span text:style-name="T1">o</text:span></text:span>r ac jecur, .pro<text:line-break/>aliarum amnum partium prop<text:span text:style-name="Default_20_Paragraph_20_Font"><text:span text:style-name="T1">o</text:span></text:span>rti<text:span text:style-name="Default_20_Paragraph_20_Font"><text:span text:style-name="T1">o</text:span></text:span>ne, gracilia .existere.</text:p>
      <text:p text:style-name="P3">Hoc, fi tibi libuerit, in aliis etiam animalibus intueri p o-<text:line-break/>teris. Nam quotiescunque horum aliquod fame prius con-<text:line-break/>fectum dissecare volueris, caeteras quidem omnes ipsius<text:line-break/>partes graciles ac siccas invenies , jecur autem et cor prope<text:line-break/>fecundum naturam esse. Moriuntur enim (post inedias] non<text:line-break/>tam ob alimenti corporum fetidorum, quam ob spiritus<text:line-break/>inopiam , qui mactantur , proptereaque omnes eorum partes<text:line-break/>molles ac humidae peraeque ac viventium sunt ; tota fiqui-<text:line-break/>dem in ipsis contenta humiditas, a qua primum ipsae nu-<text:line-break/>triuntur, integra servatur. Sed qui fame intereunt , pro-<text:line-break/>pius quidem ad verum marcorem accedunt, ac ob id eos<text:line-break/>marcuisse dicemus, quum exquisite loquendi nondum ulla<text:line-break/>sit occasio ; re tamen vera non marcuerunt, vel saltem non<text:line-break/>omnes corporis partes. At ubi verus est marcor, omnes<text:line-break/>aequaliter partes marcescunt, propterea quod etiam prin-<text:line-break/>cipis; et hoc in aetatibus quidem senium est, infestus au-<text:line-break/>tum praeter naturam febris marcida. Est praeterea alia<text:line-break/>quaedam affectio proportione refpondens senectuti , quam</text:p>
      <text:p text:style-name="P3">nihilo deterius sit , ex morbo <text:span text:style-name="Default_20_Paragraph_20_Font"><text:span text:style-name="T1">t</text:span></text:span>ensum appellere , non meher-<text:line-break/>cle, ut Philippus, qui eam marcidam febrem nuncupat.<text:line-break/>Non enim ejusmodi affectio febris esse potest, lu qua frigi-<text:line-break/>dius, quam natura postulat, cor factum sit. Jam quod<text:line-break/>tale obtineat temperamentum, indicium non minimum est<text:line-break/>pulsus parvus rarusque redditus, ut et ipsis Peribit Philippus.<text:line-break/>Ejusmodi vero pulsum ob frigiditatem fieri in libris de pus-<text:line-break/>silius ostendimus. Quin et respiratio iis, qui ita affecti<text:line-break/><text:span text:style-name="Default_20_Paragraph_20_Font"><text:span text:style-name="T1">t</text:span></text:span>unt, pulsui similis visitur, et parva nimirum simul et<text:line-break/>tarda, ac per longa intervalla, quae et ipsis partium ad cof<text:line-break/>attinentium frigiditatem indicat, ut -etiam in libris defpiran-<text:line-break/>di difficultate a nobis ostensum est. Nec vero calidum hi<text:line-break/>expirant, quod et 1pfum inseparabile est a principio resti-<text:line-break/>gerato; sicuti contrariam a calefacto. Unde igitur, quod<text:line-break/>febricitant? nam ipsorum thorax neque circa pectus , neque ,<text:line-break/>almi, vel ad alas et ad costarum gibba, vel etiam ad spinam<text:line-break/>calidus esu Sed et haec Philippus concedit; ait tamen eo-<text:line-break/>rum pulsum s<text:span text:style-name="Default_20_Paragraph_20_Font"><text:span text:style-name="T1">o</text:span></text:span>bria signum habere, duritiem videlicet lu-</text:p>
      <text:p text:style-name="P3">nuens, quam febrium omnium inseparabile signum statuit<text:line-break/>Archigenes. Verum li pulsum re ver. durum intelligit,<text:line-break/>omnibus marcescentibus is certe inest ob arteriarum ficcita-<text:line-break/>tem , n<text:span text:style-name="Default_20_Paragraph_20_Font"><text:span text:style-name="T1">o</text:span></text:span>n tamen febrium- est signum. At si eum intelligat,<text:line-break/>quem Archigenes durum vocavit, nomen tantummodo pro-<text:line-break/>ferens, nullam tamen rem habens, cui nomen h<text:span text:style-name="Default_20_Paragraph_20_Font"><text:span text:style-name="T1">o</text:span></text:span>c attri-<text:line-break/>bueret., de hoc qu<text:span text:style-name="Default_20_Paragraph_20_Font"><text:span text:style-name="T1">o</text:span></text:span>que plura a nobis lu libris de pulsibus<text:line-break/>scripta sunt. Senium igitur ex m<text:span text:style-name="Default_20_Paragraph_20_Font"><text:span text:style-name="T1">o</text:span></text:span>rb<text:span text:style-name="Default_20_Paragraph_20_Font"><text:span text:style-name="T1">o</text:span></text:span>, qu<text:span text:style-name="Default_20_Paragraph_20_Font"><text:span text:style-name="T1">o</text:span></text:span>niam frigiditas<text:line-break/>una cum siccitate est, febris non est. Alia ver<text:span text:style-name="Default_20_Paragraph_20_Font"><text:span text:style-name="T1">o</text:span></text:span> [species,<text:line-break/>quam marc<text:span text:style-name="Default_20_Paragraph_20_Font"><text:span text:style-name="T1">o</text:span></text:span>rem retorridum Philippus n<text:span text:style-name="Default_20_Paragraph_20_Font"><text:span text:style-name="T1">o</text:span></text:span>minat, vere est<text:line-break/>merc<text:span text:style-name="Default_20_Paragraph_20_Font"><text:span text:style-name="T1">o</text:span></text:span>r, quemadm<text:span text:style-name="Default_20_Paragraph_20_Font"><text:span text:style-name="T1">o</text:span></text:span>dum etiam et qui fy<text:span text:style-name="Default_20_Paragraph_20_Font"><text:span text:style-name="T1">n</text:span></text:span>copofus appellatur.<text:line-break/>Estque his amb<text:span text:style-name="Default_20_Paragraph_20_Font"><text:span text:style-name="T1">o</text:span></text:span>bus pulsus frequens et parvus ; specialiter<text:line-break/>ver<text:span text:style-name="Default_20_Paragraph_20_Font"><text:span text:style-name="T1">o</text:span></text:span> iis, qui retorride affecti sunt marcore, accidit, ut<text:line-break/>dum ofcitant, spiritum efflent calidunf, ut jure ipsimi aestui<text:line-break/>assimila<text:span text:style-name="Default_20_Paragraph_20_Font"><text:span text:style-name="T1">r</text:span></text:span>e p<text:span text:style-name="Default_20_Paragraph_20_Font"><text:span text:style-name="T1">o</text:span></text:span>ssis. Oritur autem, ut diximus, ret<text:span text:style-name="Default_20_Paragraph_20_Font"><text:span text:style-name="T1">o</text:span></text:span>rridus hic<text:line-break/>mercor ex caliditate ardentissimisque febribus , ac praefer-<text:line-break/>tim lu sicci<text:span text:style-name="Default_20_Paragraph_20_Font"><text:span text:style-name="T1">o</text:span></text:span>re c<text:span text:style-name="Default_20_Paragraph_20_Font"><text:span text:style-name="T1">o</text:span></text:span>rp<text:span text:style-name="Default_20_Paragraph_20_Font"><text:span text:style-name="T1">o</text:span></text:span>ris habitu<text:span text:style-name="Default_20_Paragraph_20_Font"><text:span text:style-name="T1">i</text:span></text:span> Sync<text:span text:style-name="Default_20_Paragraph_20_Font"><text:span text:style-name="T1">o</text:span></text:span>pe fu<text:span text:style-name="Default_20_Paragraph_20_Font"><text:span text:style-name="T1">e</text:span></text:span> autem fit, ubi<text:line-break/>qui fync<text:span text:style-name="Default_20_Paragraph_20_Font"><text:span text:style-name="T1">o</text:span></text:span>pe. suerint correpti, vehementiam quidem periculi</text:p>
      <text:p text:style-name="P3">in .praesentia evitarint; relictum tamen deinceps ipsis fuerit<text:line-break/>aliquid fyncopofae .affectionis. At vero frigidus mercor,<text:line-break/>qui <text:span text:style-name="Default_20_Paragraph_20_Font"><text:span text:style-name="T1">s</text:span></text:span>enectutis affectionem similem obtinet, fit ex permuta-.<text:line-break/>silone febrium, quae tum per aquae frigidae potionem, tum<text:line-break/>per ea auxilia, quae refrigerandi gratia hypochondriis ac<text:line-break/>thoraci imponi solent, suerint secus ac oportet refrigeratae.<text:line-break/>Illud autem, secus ac oportet, duplex est, nimirum quando<text:line-break/>quis vel intemperantius, vel intempestivius refrigerantibus<text:line-break/>usus suerit. Possit etiam quandoque utrisque sus de causis<text:line-break/>assectus hic constitui.</text:p>
      <text:h text:style-name="Heading_20_2" text:outline-level="2">fii . Cap. VI.</text:h>
      <text:p text:style-name="P12"><text:s/>Quod vero mercor, quum vere mercor<text:line-break/>est, curari non possit, dictum quidem etiam superius est;<text:line-break/>quum de senectute scriberemus ; dicetur autem et in praes-<text:line-break/>enti. - Tale quid contingit arbitrantibus marcorem se sana--<text:line-break/>tutos , quale iis qui marcidarum spinae vertebrarum in an-<text:line-break/>teriorem partem decessionem emundum suscipiunt, Ex qui-.<text:line-break/>bus enim utrique in dignoscendis affectibus decepti sunt , ex<text:line-break/>his putarunt se rectissime aliquid effecisse; etenim quosdam</text:p>
      <text:p text:style-name="P3">extenuatos curarunt; eorum vero, qui marcuerunt , nullos.<text:line-break/>At quum sic extenuatorum corporum. duplex sit affectio, de<text:line-break/>utraque nobis separatim agendum est. Igitur altera extenua- -<text:line-break/>torum affectio oritur ; quando tum ipse solidorum corporum<text:line-break/>humor; quem proprium ipsis esse nutrimentum diximus,<text:line-break/>periit, tum tenerae carnes. colliquatae sunt; altera vero cori.<text:line-break/>pora solida attingit , quae sane et prima et similaria appesta-<text:line-break/>mus. Haec ipsa est, quae sanari non potest, quemadmo-<text:line-break/>dum fiane nec ipsimi senium ; altera vero periculofa quidem<text:line-break/>est, at no<text:span text:style-name="Default_20_Paragraph_20_Font"><text:span text:style-name="T1">n</text:span></text:span> protius incurabilis; habetquecum caeteris aliis<text:line-break/>affectionibus hoc commune, ut contraria affectui remedia<text:line-break/>exposcat; non aeque tamen, ac pleraeque aliarum, est tuta.<text:line-break/>Nam tres has assectiones humectare oportet, hocque illis ob<text:line-break/>communem sicritatem est commune; .una vero, quam <text:span text:style-name="Default_20_Paragraph_20_Font"><text:span text:style-name="T1">t</text:span></text:span>ene-<text:line-break/>ctuti- assimilamus, calefactionem exposcit <text:span text:style-name="Default_20_Paragraph_20_Font"><text:span text:style-name="T1">g</text:span></text:span> sicuti et- una,<text:line-break/>quam retorridum marcorem vocamus, refrigerationem;<text:line-break/>commixtam vero quodammodo. curationem requirit fynco- <text:span text:style-name="Default_20_Paragraph_20_Font"><text:span text:style-name="T1">r<text:line-break/></text:span></text:span>po<text:span text:style-name="Default_20_Paragraph_20_Font"><text:span text:style-name="T1">t</text:span></text:span>us. marcor, non qui jam factus sit, hujus enim semper</text:p>
      <text:p text:style-name="P3">oportet meminisse, fed qui adhuc fiat; quum humiditas fo-.<text:line-break/>lidis partibus congenita absumitur. Hi quidem sunt cuia-<text:line-break/>tionis scopi. Demceps vero confiderandum est, quomodo<text:line-break/>tum a quovis inveniendae tum adhibendae ac usurpandae<text:line-break/>sint remediorum materiae. Praestantius igitur exisset Phi-<text:line-break/>lippus, si non solum quaecunque m primo de marcore libro<text:line-break/>de morbi istius generatione et de mus differentia dignotione-<text:line-break/>que ac transmutatione tradidit, scripsisset, sed aliquid etiam<text:line-break/>de curatione; sed hanc, ut videtur, scribere non potuit. Nam<text:line-break/>quum ego multis jam annis secundum: de marcore librum<text:line-break/>perquifivissem, nec ipse unquam inveni , nec in quempiam<text:line-break/>alium incili, qui se illum legisse assereret. . In primo vero,<text:line-break/>quem nonuulli, propterea quod secundus non extet, non<text:line-break/>primum, sed simpliciter de marcore inscribunt, de balnei<text:line-break/>usu meminit ; non eos tamen admittit, qui hoc utuntur au-<text:line-break/>xilio, quod ab ipso laedi marcescentes opinetur. Quia vero<text:line-break/>obiter ac extra institutum hujus remedii meminit, idcirco<text:line-break/>de eo neque diffuse pertractavit neque accurate , ut solet,</text:p>
      <text:p text:style-name="P8">contemplatus esu Quanquam remedium .huc manifeste con-<text:line-break/>fpicitur exiccatos humectare, ut facile. intueri possumus lu<text:line-break/>iis, .qui vel iter fecerunt per felem aestivum, Vel quocum-<text:line-break/>que alio modo exercitati vel exusti fuerunt; hos enim om-<text:line-break/>nes, ac. praeterea surculosas, humectet ac siti liberat. Quin<text:line-break/>et quoscunque alios, qui quomodocunque.vel a vigiliis, vel<text:line-break/>a cuiis, vel a venere, vel a cibis medicamentisve ericcanti-<text:line-break/>bus, vel etiam ab. ira exiccati suerint, .tum madefacere tum<text:line-break/>reficere conspicitur. Sed mihi ridetur Philippus balneum<text:line-break/>in iis .improbasse, qui jam vere marcuere, quos nec aliud<text:line-break/>quicquam sanarer; .ut bifariam ego ab ejus sententia disice-<text:line-break/>dam, tum quia nonnullos ex iis, qui vere marcuerunt, sit-<text:line-break/>neri posse existimat; tum etiam, quia balneum improbati<text:line-break/>Evidentem enim facultatis ipsius experientiam capere licet<text:line-break/>in iis ipsis , qui nondum insanabili laborant marcore, quem<text:line-break/>nec fortasse marcorem, ubi accurate loqui velis , nomines.<text:line-break/>At nobis nulla de nominibus cura est, ubi res clariori ora-.<text:line-break/>tione possumus interpretari.</text:p>
      <text:h text:style-name="P10" text:outline-level="2">Cap. VII. </text:h>
      <text:p text:style-name="P11">Quum enim tres sint saluium primae ac<text:line-break/>generalissimae differentiae, diarias in praesenti excipimus;<text:line-break/>sermo vero nobis de febribus tum ex humoribus accensis<text:line-break/>tum hecticis habendus est. Itaque febrium , quae ex pu-<text:line-break/>trefcentibus humoribus accenduntur, post humorum coneo-<text:line-break/>cilionem balneum remedium est. Hecticis vero <text:span text:style-name="Default_20_Paragraph_20_Font"><text:span text:style-name="T1">s</text:span></text:span>olis exi-<text:line-break/>flentibus citra ullam alterius febris implicationem omne<text:line-break/>tempus ad lavacrum idoneum est. Si vero implicentur ali-<text:line-break/>cui febrium ex humoribus accensarum , <text:span text:style-name="Default_20_Paragraph_20_Font"><text:span text:style-name="T1">tunc est idoneum,<text:line-break/></text:span></text:span>quum jam humores fuerint concocti. Eadem quoque pro-<text:line-break/>pemodum esse frigidae potionis exhibendae tempora cenfen-<text:line-break/>dum est. Verum hujus frustratio in magnam fit laesionem;<text:line-break/>baInei vero usus in praedictis febribus periculo vacat, nisi<text:line-break/>forte virium adesse imbecillitatem suspiceris. Atque nos<text:line-break/>plerosque quibus marcor advertebatur imminere, lus prae-<text:line-break/>sidiis curavimus. Dictum autem est in primo de febrium<text:line-break/>differentiis libro, diariarum febrium quasdam cum hecti-<text:line-break/>canun genere communicare , primoque die non posse accu-</text:p>
      <text:p text:style-name="P3">rate cognosci, <text:span text:style-name="Default_20_Paragraph_20_Font"><text:span text:style-name="T1">t</text:span></text:span>est versu fecundo, vel omnino inpertio,,.<text:line-break/>Ac quum primum cognitae. suerint;. aqua frigida danda est,<text:line-break/>nam eo- tempore maxime citra periculum est, .quum et vires<text:line-break/>validae sint, et fanguis in corpore copiosus contineatur;<text:line-break/>riam tubi febres diuturnae .fiunt , tunc vires redduntur im-<text:line-break/>beciliae et fanguis,fit paucus. . Duplici igitur laesione ple-<text:line-break/>rumque laeduntur; altera .quidem, quia ex aquae potione<text:line-break/>pars aliqua feritur ac refrigeratur.;. altera vero, quoniam<text:line-break/>qui eam ipsis exhibent, nisi modum mensuramque debitam<text:line-break/>tonuerint, non fotum esiam quampiam partem refrigerabunt,<text:line-break/>fed et eam ipsimi , quae principiunr generationis febris ob-<text:line-break/>linet. Quod si etiam cor largius refrigeraris, .si innatam<text:line-break/>adhuc <text:span text:style-name="Default_20_Paragraph_20_Font"><text:span text:style-name="T1">t</text:span></text:span>uam humiditatem servet, concident vires : sic .sic-<text:line-break/>crus jam existat, affectio senectuti similis subsequetur. Sed<text:line-break/>et quo tempore prima hecticarunr febrium inditia manifesta<text:line-break/>suerint, eodem etiam utiliter foris adhibentur refrigerantia<text:line-break/>medicamenta, si imponantur super ipsum, ut quispiam dicat,</text:p>
      <text:p text:style-name="P7"><text:span text:style-name="Default_20_Paragraph_20_Font"><text:span text:style-name="T5">... </text:span></text:span>febris focum,-. de quo paulo post accurate definiam. Nunc<text:line-break/>ad balneum redeo, quod ad omnes squalentes feb<text:span text:style-name="Default_20_Paragraph_20_Font"><text:span text:style-name="T1">r</text:span></text:span>es utile<text:line-break/>est, quando nihil aliud ipsis implicatum prohibeat. Quan-<text:line-break/>doque vero utilius etiam est, quam sint refrigerantia medi-<text:line-break/>camenta, quum squallor vel in toto corpore exupera<text:span text:style-name="Default_20_Paragraph_20_Font"><text:span text:style-name="T1">v</text:span></text:span>it,<text:line-break/>vel in foco. Focum febris dico eum animalis partem, quae<text:line-break/>prima fuis ipsius solidis partibus immodice suerit calefactu.<text:line-break/>Primum ergo cor calidius quam deceatredditum betticam<text:line-break/>infert febrem. Deluceps vero.jecur , non per fe ipsimi qui-<text:line-break/>dem, quemadmodum cor, sed quia sucum in con<text:span text:style-name="Default_20_Paragraph_20_Font"><text:span text:style-name="T1">s</text:span></text:span>ensum<text:line-break/>illud trahat, quando non ipse cordis assectus rationem cau-<text:line-break/>sae obtinebit, sed qui sunt corporum cordi virinomm. Post<text:line-break/>haec est venter. Ab hoc quaecunque possunt <text:span text:style-name="Default_20_Paragraph_20_Font"><text:span text:style-name="T1">t</text:span></text:span>ecum cor<text:line-break/>con calefacere. Quantum igitur ad viciniam attinet, pulmo<text:line-break/>quidem omnium maxime cor coricalefaciendo lrecticam sic-<text:line-break/>carnque susurr<text:span text:style-name="Default_20_Paragraph_20_Font"><text:span text:style-name="T1">o</text:span></text:span> febrmn, quam marcor consequitur, debue-<text:line-break/>rat; hoc tamen fieri non conspicitur; nec .facile unquam</text:p>
      <text:p text:style-name="P3">affectio naulum similem suscipiet, tum quia hoc riscus hu-<text:line-break/>midum est , tum etiam quia respiiatione refrigeratur. Ple-<text:line-break/>rumque igitur hectica febris in reliquis visceribus cum bi-<text:line-break/>siclo humore solet consistere , ubi is in patientis loci ventri-<text:line-break/>culum imbibitus suerit; ob id etiam Philippus marcescentium<text:line-break/>febrium plurimis eryfipclatosam affectionem genitam esse<text:line-break/>in ventriculo arbitratur. Quod si in ventriculo, neces-.<text:line-break/>finio etiam suspicandum est eundem in jecore constitui as-<text:line-break/>sectionem, a quibus stilis visceribus affectis credere videtur<text:line-break/>Philippus marcorem generari. At nos non raro vidimus<text:line-break/>quosdam <text:span text:style-name="Default_20_Paragraph_20_Font"><text:span text:style-name="T1">membri</text:span></text:span>s his illaesis, in corde marcuisse, cujus -<text:line-break/>quidem cornis haud scio cur oblitus suerit <text:span text:style-name="Default_20_Paragraph_20_Font"><text:span text:style-name="T1">Phil</text:span></text:span>i<text:span text:style-name="Default_20_Paragraph_20_Font"><text:span text:style-name="T1">ppu</text:span></text:span>s, quum</text:p>
      <text:p text:style-name="P6">- nec ex jecore aut ventriculo solis affectis ostendere potuerit,<text:line-break/>quomodo febris marcida suboriatur , nisi affectus cordi dis-<text:line-break/>tribuatur <text:span text:style-name="Default_20_Paragraph_20_Font"><text:span text:style-name="T1">ac c</text:span></text:span>o<text:span text:style-name="Default_20_Paragraph_20_Font"><text:span text:style-name="T1">mmunicetur. </text:span></text:span>. Neque vero- m hoc solo vide-<text:line-break/>tur <text:span text:style-name="Default_20_Paragraph_20_Font"><text:span text:style-name="T1">Phil</text:span></text:span>i<text:span text:style-name="Default_20_Paragraph_20_Font"><text:span text:style-name="T1">ppus</text:span></text:span> aberrare, sed etiam dum non judicat, ex aliis<text:line-break/>etiam partibus febrem marcidam constitui posse. Nam sive<text:line-break/>erysipelatosa sula affectio. lu ventriculo exorta ejusmodi fe-</text:p>
      <text:p text:style-name="P3">brem inducat, sive etiam citra hanc affectionem aliquando<text:line-break/>corpus ipsum solum accensum sit sine biliosa humiditate,<text:line-break/>potest etiam in alia quapiam parte similis fieri affectio; quae<text:line-break/>pars si talis sit, ut fiscum concalefaciat etiam cor, necesse<text:line-break/>omnino est, ut ejus affectio febrem generet, quae omnino<text:line-break/>temporis processu lrectica fiet, ac tandem nisi solvatur, mar-<text:line-break/>corem inducet Atque alias, quod prius dixi, de nomini-<text:line-break/>bus sollicitum esse non convenit, .sed ut omnes affectiones,<text:line-break/>quae corpus exiccant,. tum dignoscamus tum recte etiam<text:line-break/>curemus; quarum una est etiam cum igneo calore; quam<text:line-break/>farre balueum perpetuo juvat , ubi ipsa per se sola consiste-<text:line-break/>risi Nonnunquam enim, ut diximus, cum erysipelatosa uf- -<text:line-break/>fectione oritur febris lrectica marcidaque , quae prius cibo<text:line-break/>et potu et topicis extrinsecus admove<text:span text:style-name="Default_20_Paragraph_20_Font"><text:span text:style-name="T1">n</text:span></text:span>dis refrigeranda est;<text:line-break/>sed ubi eadem febris per fe nulli alteri morbo implicata sue-<text:line-break/>iit , balueum requirit, sicut omnes aliae siccitates, sive ca-<text:line-break/>lidae, sive frigidae extiterint. Etenim hoc mirabile habent</text:p>
      <text:p text:style-name="P3">baluca, quod et calidas et frigidas siccitates juvant; quem-<text:line-break/>admodurn et hoc, quod <text:span text:style-name="Default_20_Paragraph_20_Font"><text:span text:style-name="T1">n</text:span></text:span>on sitientibus sitim accendant, et<text:line-break/>sitientibus eandem tollunt. Quod autem haec esuriat bal-<text:line-break/>neum; clare etiam nulla adhibita ratione perspicitur. <text:span text:style-name="Default_20_Paragraph_20_Font"><text:span text:style-name="T1">G</text:span></text:span>er-<text:line-break/>nunus enim, ut superius etiam dictum fuit, e<text:span text:style-name="Default_20_Paragraph_20_Font"><text:span text:style-name="T1">o</text:span></text:span>s , quia sule<text:line-break/>et ex itinere calefiu<text:span text:style-name="Default_20_Paragraph_20_Font"><text:span text:style-name="T1">n</text:span></text:span>t et exsiccantur , ubi loti suerint , ad-<text:line-break/>mirabili quodam modo tum humectari tum refrigerari ; ni-<text:line-break/>hiloque his minus. illos celerrime calefieri,. qui ob vehemens<text:line-break/>frigus calefieri desiderant. Jam vero qui en itinere et sule<text:line-break/>sitiunt, non amplius ubi <text:span text:style-name="Default_20_Paragraph_20_Font"><text:span text:style-name="T1">t</text:span></text:span>e laverint, sitiunt; et qui siti va-<text:line-break/>eant, loti sitiunt; verum hos multoties, illos semel levasse<text:line-break/>oportet, Haec quidem ita fieri conspicimus, causas vero<text:line-break/>alibi explicamus.</text:p>
      <text:h text:style-name="Heading_20_2" text:outline-level="2">Cap. Villi </text:h>
      <text:p text:style-name="P11">Ad propositum autem rursus eundum.<text:line-break/>Omnibus sebribus hecticis, . quae hoc unum duntaxat ha-<text:line-break/>beant, ut hecticae sint, balueum auxiliatur. Si vero vel<text:line-break/>erysipelas, velphlegmone, vel putrescentes adhucque lu-</text:p>
      <text:p text:style-name="P3">conc<text:span text:style-name="Default_20_Paragraph_20_Font"><text:span text:style-name="T1">o</text:span></text:span>cti hum<text:span text:style-name="Default_20_Paragraph_20_Font"><text:span text:style-name="T1">o</text:span></text:span>res c<text:span text:style-name="Default_20_Paragraph_20_Font"><text:span text:style-name="T1">o</text:span></text:span>rpus obsideant, ob haec, non ob ipsum<text:line-break/>febrem hecticam , a balueo laedi aegrotum continget. Ipsa<text:line-break/>enim quatenus febris est, semper tum a frigida potione ex-<text:line-break/>tinguitur, tum a balu<text:span text:style-name="Default_20_Paragraph_20_Font"><text:span text:style-name="T1">c</text:span></text:span>is juvatur; ob implicitas vero ipsi<text:line-break/>febri assectiones aegrotus laeditur. Atque haec quidem<text:line-break/>efficacissima remedia sunt, quae marcoris generationem pro-<text:line-break/>subeunt; eaque admodum audacter in febribus hecticis assu-<text:line-break/>menda sunt. Si autem eryfipelatosa quaedam suerit affectio,<text:line-break/>a balneo quidem prorsus abstinendum est, sed aqua frigida<text:line-break/>dum morbi rigor consistit, est utendum agonistic<text:span text:style-name="Default_20_Paragraph_20_Font"><text:span text:style-name="T1">o</text:span></text:span>; .ita enim<text:line-break/>nominere solent , quand<text:span text:style-name="Default_20_Paragraph_20_Font"><text:span text:style-name="T1">o</text:span></text:span> ea et affatim et frigidissima exhi-<text:line-break/>betur. In prinripio autem danda non est, nisi nos .cogat<text:line-break/>aeger, qui et frigidae potioni sit assuetus, et sitim tolerare<text:line-break/>haud possit: verum imponenda extrinsecus sunt, quaere-<text:line-break/>frigerent; quae si nihil profuerint, cogendi etiam sunt ac-<text:line-break/>gri, ut ea intro assumant. Maxime vero eis competunt<text:line-break/>humidae ac novellae lactucae, sed lu recenti frigida abluen-<text:line-break/>dae prius sunt, atque ita edendae. Si quando vero abs <text:span text:style-name="Default_20_Paragraph_20_Font"><text:span text:style-name="T3">te</text:span></text:span></text:p>
      <text:p text:style-name="P3">-eger petierit, ut cibi fastidium consoleris, acetum aquae<text:line-break/>frigidae miscebis, ac ut in eo lactucas tingat, concedes; sit<text:line-break/>autem acetum illud omnis prorsus vin<text:span text:style-name="Default_20_Paragraph_20_Font"><text:span text:style-name="T1">ct</text:span></text:span>ae qualitatis expers.<text:line-break/>Quinetlam extrinsecus . ejusdem lactucae succum , imo et<text:line-break/>sempervivi int.saique ac quaecunque alia refrigerantia,<text:line-break/>imponere expedit. Optimus etiam est uvarum immatura-<text:line-break/>ruur <text:span text:style-name="Default_20_Paragraph_20_Font"><text:span text:style-name="T1">saccu</text:span></text:span>s, quo potissimum pro tempore utimur. Ex-<text:line-break/>pressus. enim earum humor una cum . portulacis in pilam<text:line-break/>iniicitur; postea contusus in vas exprimitur , vasque illud<text:line-break/><text:span text:style-name="Default_20_Paragraph_20_Font"><text:span text:style-name="T3">in. </text:span></text:span>srigidam aquam immergitur, quae si nivis etiam aliquid<text:line-break/>habuerit, praestantior reddetur. Modicum autem albae<text:line-break/>farinae, ubi eo uti volumus, immiscemus. . Deinde in du-<text:line-break/>plicatum linteolum infundentes, extrinsecus ipsum fuper<text:line-break/>hypochondria extendimus; nec illic diu morari sinimus,<text:line-break/>fed ubi teprdmn evuferit, illud abjicimus, ac alterum simili<text:line-break/>modo imponimus.; et hoc continuo agimus, quousque aeger<text:line-break/>fe in-profundo refrigerari ac siti liberari persentiat. .Misce-<text:line-break/>mus etiam aliquando oleum omphacinum vel rosaceum, ubi<text:line-break/>praecipue nonnihil plllegmonodes in hypochondriis coniti-</text:p>
      <text:p text:style-name="P3">terit. Hoc igitur modo erysipelatodes affectiones refuge-<text:line-break/>rare oportet. Nosse vero decet nunquam posse febrem ex-<text:line-break/>quisite <text:span text:style-name="Default_20_Paragraph_20_Font"><text:span text:style-name="T1">L</text:span></text:span>ecticam esse, ubi ejusmodi quaepiam affectio adsue-<text:line-break/>rit. Exquisite autem hectica ea est, quae nullum particu-<text:line-break/>saris accessionis aut principium, aut incrementum, aut vi-<text:line-break/>gorem<text:span text:style-name="Default_20_Paragraph_20_Font"><text:span text:style-name="T1">j</text:span></text:span> aut denique. declinationem habeat. Jam vero in<text:line-break/>ope<text:span text:style-name="Default_20_Paragraph_20_Font"><text:span text:style-name="T1">r</text:span></text:span>e de febrium differentiis diximus tum multa aliatum<text:line-break/>quod a sido cibo hecticae febres effervescunt, veluti calx in-<text:line-break/>spersit aqua; quo iircremento ablato, aequales semper per-<text:line-break/>manent. Si quando tamen brevissimum aliquod inerernen-<text:line-break/>tum vel invasio intercedit , cousiderere oportet , an aliqua<text:line-break/>adsit humorum putredo , au vero locus primus assectus alius .<text:line-break/>sit a corde , qui et ipsis nec simplicem nec.hecticam affectio- .<text:line-break/>nem habeat, fed vel phlegmonodem quampiam, vel erysi-<text:line-break/>pelatodem. Atque hoc modo propria curatio affectionibus<text:line-break/>adaptanda esu</text:p>
      <text:h text:style-name="Heading_20_2" text:outline-level="2">Cap. IX. </text:h>
      <text:p text:style-name="P11">Marcorem .igitur returridmn, qui ex ar-<text:line-break/>dentibus febribus generationem suscipit, resrigerantibus pro-</text:p>
      <text:p text:style-name="P3">hibebimus remediis, tum extrinsecus impositis tum intro<text:line-break/>in corpus assumptis. Senium vero quod ex m<text:span text:style-name="Default_20_Paragraph_20_Font"><text:span text:style-name="T1">o</text:span></text:span>rbo effectum<text:line-break/>fuerit , si illud quidem absolute factum fuerit , curari non<text:line-break/>potest; si autem n<text:span text:style-name="Default_20_Paragraph_20_Font"><text:span text:style-name="T1">o</text:span></text:span>ndum absolutum sit, sed pr<text:span text:style-name="Default_20_Paragraph_20_Font"><text:span text:style-name="T1">o</text:span></text:span>pe accedat, .<text:line-break/>ut eiusm<text:span text:style-name="Default_20_Paragraph_20_Font"><text:span text:style-name="T1">o</text:span></text:span>di fiat , unum habet curationis scopum , quem re-<text:line-break/>creationem et resectionem appellamus, ex multis particu-<text:line-break/>laribus actionibus, quae tum multis tum multa etiam egent<text:line-break/>cautione; de quibus fi nunc loqui vellem, longissima mihi<text:line-break/>fieret oratio ; abunde tamen in libris de medendi meth<text:span text:style-name="Default_20_Paragraph_20_Font"><text:span text:style-name="T1">o</text:span></text:span>do<text:line-break/>dictum fuit Nunc autem satis erit, fi hoc dixerimus, quod<text:line-break/>exiccata corpo<text:span text:style-name="Default_20_Paragraph_20_Font"><text:span text:style-name="T1">r</text:span></text:span>a solida alimentum curet. ostendimus<text:line-break/>autem in commentariis de facultatibus naturalibus, quod<text:line-break/>non fe ipsum cibus ad omnes corporis partes deseri, sed ab<text:line-break/>ipsis, quae nutritione egeant, attrahitur. At vero in utar-<text:line-break/>coribus hae ipsae invalidae sunt, ac prae siccitate ad attra-<text:line-break/>fiendum insumae; quod si frigiditas qu<text:span text:style-name="Default_20_Paragraph_20_Font"><text:span text:style-name="T1">o</text:span></text:span>que adjungatur, pa-<text:line-break/>runr jam a mo<text:span text:style-name="Default_20_Paragraph_20_Font"><text:span text:style-name="T1">r</text:span></text:span>tuis absunt. Oportet igitur, ut alimentum<text:line-break/>attractu facile sit, ut quod attrahentis co<text:span text:style-name="Default_20_Paragraph_20_Font"><text:span text:style-name="T1">r</text:span></text:span>poris robori deest,</text:p>
      <text:p text:style-name="P3">id ex-materiae aptitudine rependatur. Attractu autem fa-<text:line-break/>este est <text:span text:style-name="Default_20_Paragraph_20_Font"><text:span text:style-name="T1">id alimentum</text:span></text:span>, quod. tum . tenuium sit partium tum<text:line-break/>natula calidum; verum hoc fere non nutrit; num ostensum<text:line-break/>est alimentum massum xiscos<text:span text:style-name="Default_20_Paragraph_20_Font"><text:span text:style-name="T1">n</text:span></text:span>mque esse. .debere, ut stabile sit<text:line-break/>dissieulterque transpiret, et nutriendis corporibus prompte<text:line-break/>assimiletur. Quando autem hi scopi inter <text:span text:style-name="Default_20_Paragraph_20_Font"><text:span text:style-name="T1">t</text:span></text:span>e pugnant , fieri<text:line-break/>nequit, ut alimenti. exacte utraque serva<text:span text:style-name="Default_20_Paragraph_20_Font"><text:span text:style-name="T1">n</text:span></text:span>tis copia suppetat.<text:line-break/>Danda tamen est opera , ut quod mediocriter ambo praestare<text:line-break/>possit, inveniamus. Missi porro nihil. ad haec omnia lacte<text:line-break/>videtur esse praestantius, praeripue quidem si quis mulis-<text:line-break/>hrem mammam ore apprehendens id ipsum mulgere toleret,.<text:line-break/>quemadmodum sane Euryphon et Herodicus in phthifiris<text:line-break/>praecipiunt; sic minus, at saltem asininum adhuc calidum<text:line-break/>assumat, quod brevissimo temporis spatio ambienti aeri fue-<text:line-break/>rit expositum Hic igitur alimentorum sc<text:span text:style-name="Default_20_Paragraph_20_Font"><text:span text:style-name="T1">a</text:span></text:span>pus non iis su—<text:line-break/>lum , qui similem senectuti affectionem , vel etiam marcorem<text:line-break/>syncopalem habent , conseri: , verum etiam iis , quos marcor<text:line-break/>a Philippo retorridus appellatus occupati In iis famen ca-</text:p>
      <text:p text:style-name="P3">littorum alimentorum materiae adhibendae mor funi, veluti<text:line-break/>in senio, sed frigidorum; . mediae autem inter has sint, quae<text:line-break/>fyncopalibus exhibentur. Itaque: lac ct ptisana et halica<text:line-break/><text:span text:style-name="Default_20_Paragraph_20_Font"><text:span text:style-name="T3">in </text:span></text:span>his tribus affectionibus competunt. Halica tamen ad su-<text:line-break/>citiorem distributionem . ex. aceto condiatur ; quemadmodum<text:line-break/>ptisana. . Mel vero frigidis. quidem affectionibus utilissimum<text:line-break/><text:span text:style-name="Default_20_Paragraph_20_Font"><text:span text:style-name="T3">est, </text:span></text:span>calidis autem est maxime .noxium. iti lta ergoefe.habet<text:line-break/>quoque <text:span text:style-name="Default_20_Paragraph_20_Font"><text:span text:style-name="T1">mel</text:span></text:span> in iis, qui obnoxii sunt, .ut a.jam dicti<text:span text:style-name="Default_20_Paragraph_20_Font"><text:span text:style-name="T1">s</text:span></text:span> mar<text:span text:style-name="Default_20_Paragraph_20_Font"><text:span text:style-name="T1">c<text:line-break/></text:span></text:span>curibus corripiantur. Nam in returridis. inimicissimum esit;<text:line-break/>iis autem quibus senum affectio imminet, utilissimum; at lu<text:line-break/>fyncopalibus,. nisi ventriculus prohibuerit, concoquendum<text:line-break/><text:span text:style-name="Default_20_Paragraph_20_Font"><text:span text:style-name="T3">id </text:span></text:span>est, ac tum per se solum, tum cum alus eduliis exhibeo- .<text:line-break/>dum. Balnei ve<text:span text:style-name="Default_20_Paragraph_20_Font"><text:span text:style-name="T1">r</text:span></text:span>o usus opportunus tum ad .alia antedicta,<text:line-break/>tum ad tibi distributiones peragendas praestantissimum est<text:line-break/>remedium.. Verum illud cibo quidem jam c<text:span text:style-name="Default_20_Paragraph_20_Font"><text:span text:style-name="T1">o</text:span></text:span>ncoctu asset-<text:line-break/>mendum erit, .<text:span text:style-name="Default_20_Paragraph_20_Font"><text:span text:style-name="T1">n</text:span></text:span>on tamen post inediam longiorem. . Nam si<text:line-break/>ei, qui nuper .comederit, balneum adhibeatur, . crudis cor-.<text:line-break/><text:span text:style-name="Default_20_Paragraph_20_Font"><text:span text:style-name="T3">pus ac </text:span></text:span>incommotis .humoribus replebit; si vero illi,- qui</text:p>
      <text:p text:style-name="P3">diutius a cibo abstinuerit, vires diminuit. In caeleris vero<text:line-break/>corporis constitutionibus, ac praesertim in ea, quae nuper<text:line-break/>dicta est, completa jam , ut dictum est, concoctione lavere<text:line-break/>oportet Vini praeterea usus, sicuti in frigido merc<text:span text:style-name="Default_20_Paragraph_20_Font"><text:span text:style-name="T1">a</text:span></text:span>re<text:line-break/>magnopere juvat, in retorride fugiendus; medio autem<text:line-break/>quodam modo fe habet in fyncopali marcore; propterea<text:line-break/>quod affectio haec media sit et mixta, partim quidem ali-<text:line-break/>quid frigiditatis obtinens , partim vero etiam adhuc aliquid<text:line-break/>ipsius febris <text:span text:style-name="Default_20_Paragraph_20_Font"><text:span text:style-name="T1">s</text:span></text:span>ervans. Quum autem hujusmodi affectio , qua<text:line-break/>ad contraria per partes vicissim permutatur , nonnunquam<text:line-break/>quidem. refrigerationem pulsus que privationem, et, ut<text:line-break/>simpliciter dicam, omnia, quae ipsius fyncopae propria .<text:line-break/>funt, invehat, nonnunquam autem caliditatem pulfusque<text:line-break/>marcoris retorridi pulsibus similes ; ite etiam curationem<text:line-break/>pro exuperantium natu<text:span text:style-name="Default_20_Paragraph_20_Font"><text:span text:style-name="T1">r</text:span></text:span>a immutari oportet. Atque lu fyn-<text:line-break/>copali tum vinum ac alimenta temperata offeremus, tum<text:line-break/>corpus universum conftipabimus densabimusque , . in retor- .<text:line-break/>risio contraria agemus. Singulorum vero omnium usum</text:p>
      <text:p text:style-name="P3">opportunum ille probe inveniet; qui in libris de medendi<text:line-break/>methodo suerit exercitatus: lu enim libri non quibuscunque,<text:line-break/>sed iis, qui aliquem in arte habitum habent, a nobis scripti<text:line-break/><text:span text:style-name="Default_20_Paragraph_20_Font"><text:span text:style-name="T1">t</text:span></text:span>un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7</dc:title>
    <dc:subject/>
    <meta:initial-creator>Galien</meta:initial-creator>
    <meta:creation-date>2023-01-12T08:27:00Z</meta:creation-date>
    <dc:date>2023-01-12T09:32:18.654000000</dc:date>
    <meta:editing-cycles>3</meta:editing-cycles>
    <meta:editing-duration>PT2M6S</meta:editing-duration>
    <meta:document-statistic meta:table-count="0" meta:image-count="0" meta:object-count="0" meta:page-count="39" meta:paragraph-count="59" meta:word-count="5791" meta:character-count="39059" meta:non-whitespace-character-count="33317"/>
    <meta:template xlink:type="simple" xlink:actuate="onRequest" xlink:title="" xlink:href="Normal.dotm"/>
  </office:meta>
</office:document-meta>
</file>